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rastoo1" svg:font-family="Parasto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Parastoo" svg:font-family="Parastoo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end" style:justify-single-word="false" style:writing-mode="rl-tb"/>
      <style:text-properties officeooo:paragraph-rsid="000ecde0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c4c40" officeooo:paragraph-rsid="000c4c40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officeooo:rsid="000ecde0" officeooo:paragraph-rsid="000ecde0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rsid="0012d8da" officeooo:paragraph-rsid="0012d8da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65b7e" officeooo:paragraph-rsid="00165b7e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rsid="00184ef1" officeooo:paragraph-rsid="00184ef1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officeooo:rsid="00184ef1" officeooo:paragraph-rsid="001982b6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1982b6" officeooo:paragraph-rsid="001982b6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1b7ede" officeooo:paragraph-rsid="001b7ede"/>
    </style:style>
    <style:style style:name="P10" style:family="paragraph" style:parent-style-name="Standard" style:list-style-name="L1">
      <style:paragraph-properties fo:text-align="end" style:justify-single-word="false" style:writing-mode="rl-tb"/>
      <style:text-properties officeooo:rsid="001c53ef" officeooo:paragraph-rsid="001c53ef"/>
    </style:style>
    <style:style style:name="P11" style:family="paragraph" style:parent-style-name="Standard" style:list-style-name="L1">
      <style:paragraph-properties fo:text-align="end" style:justify-single-word="false" style:writing-mode="rl-tb"/>
      <style:text-properties officeooo:rsid="001d1421" officeooo:paragraph-rsid="001d1421"/>
    </style:style>
    <style:style style:name="P12" style:family="paragraph" style:parent-style-name="Standard" style:list-style-name="L1">
      <style:paragraph-properties fo:text-align="end" style:justify-single-word="false" style:writing-mode="rl-tb"/>
      <style:text-properties officeooo:rsid="001d1421" officeooo:paragraph-rsid="001d1421" fo:background-color="#ffff00"/>
    </style:style>
    <style:style style:name="P13" style:family="paragraph" style:parent-style-name="Standard">
      <style:paragraph-properties fo:text-align="start" style:justify-single-word="false" style:writing-mode="lr-tb"/>
      <style:text-properties officeooo:rsid="000c4c40" officeooo:paragraph-rsid="000c4c40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00c4c40" officeooo:paragraph-rsid="000d0f99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0d0f99" officeooo:paragraph-rsid="000d0f99"/>
    </style:style>
    <style:style style:name="T1" style:family="text">
      <style:text-properties officeooo:rsid="000d0f99"/>
    </style:style>
    <style:style style:name="T2" style:family="text">
      <style:text-properties officeooo:rsid="000ecde0"/>
    </style:style>
    <style:style style:name="T3" style:family="text">
      <style:text-properties officeooo:rsid="0012d8da"/>
    </style:style>
    <style:style style:name="T4" style:family="text">
      <style:text-properties officeooo:rsid="001454cc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d0f99" fo:background-color="#fff2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84ef1" fo:background-color="transparent" loext:char-shading-value="0"/>
    </style:style>
    <style:style style:name="T9" style:family="text">
      <style:text-properties officeooo:rsid="001e0e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کافی شاپ آنلاین</text:p>
      <text:p text:style-name="P2"/>
      <text:p text:style-name="P2">سپهر میره کافی شاپ، qrcode اسکن میکنه، صفحه خانه میاد بالا، سپهر وارد سیستم میشود،<text:span text:style-name="T5"> میز انتخاب میکنه</text:span>، آیتم هایی که میخواد انتخاب میکنه، میره پولش میبینه، پرداخت میکنه <text:span text:style-name="T1">(</text:span><text:span text:style-name="T6">درون برنامه، درب محل،</text:span><text:span text:style-name="T1"> پای صندوق،</text:span><text:span text:style-name="T6"> کیف پول آنلاین</text:span><text:span text:style-name="T1">)</text:span>،‌ <text:span text:style-name="T7">رسید بهش میدیم توی برنامه</text:span></text:p>
      <text:p text:style-name="P2"><text:span text:style-name="T7"/></text:p>
      <text:p text:style-name="P5"><text:span text:style-name="T7">فروشنده وارد میشود، داشبورد میبیند، فروش روزانه رو میبینه، فروشه ماهانه میبینه، فروش کل، محصولات موجود میبینه، سفارش ها میبینه، کمبود موجودی، </text:span><text:span text:style-name="T8">افزودن محصول، ویرایش محصول</text:span></text:p>
      <text:p text:style-name="P13"/>
      <text:p text:style-name="P13">user</text:p>
      <text:p text:style-name="P15">landing page</text:p>
      <text:p text:style-name="P14">register</text:p>
      <text:p text:style-name="P14">login</text:p>
      <text:p text:style-name="P14">table</text:p>
      <text:p text:style-name="P14">product</text:p>
      <text:p text:style-name="P14">menu</text:p>
      <text:p text:style-name="P14">order</text:p>
      <text:p text:style-name="P15">payment system</text:p>
      <text:p text:style-name="P13">admin</text:p>
      <text:p text:style-name="P15">cashier</text:p>
      <text:p text:style-name="P15"/>
      <text:p text:style-name="P15"/>
      <text:list xml:id="list974278315" text:style-name="L1">
        <text:list-item>
          <text:p text:style-name="P1"><text:span text:style-name="T2">طراحی ERD پروژه &gt; ۲ روز &gt; ۵ ساعت روزی</text:span></text:p>
          <text:list>
            <text:list-item>
              <text:p text:style-name="P6">user</text:p>
            </text:list-item>
            <text:list-item>
              <text:p text:style-name="P8">order</text:p>
            </text:list-item>
            <text:list-item>
              <text:p text:style-name="P8">product</text:p>
            </text:list-item>
            <text:list-item>
              <text:p text:style-name="P7">payment system</text:p>
            </text:list-item>
          </text:list>
        </text:list-item>
        <text:list-item>
          <text:p text:style-name="P4">طراحی رابط کاربری &gt; ۱ روز &gt; ۵ ساعت</text:p>
          <text:list>
            <text:list-item>
              <text:p text:style-name="P9">landing page</text:p>
              <text:list>
                <text:list-item>
                  <text:p text:style-name="P11">ویژه های امروز</text:p>
                </text:list-item>
                <text:list-item>
                  <text:p text:style-name="P12">تخفیف ها</text:p>
                </text:list-item>
              </text:list>
            </text:list-item>
            <text:list-item>
              <text:p text:style-name="P9">user login and register</text:p>
            </text:list-item>
            <text:list-item>
              <text:p text:style-name="P9">admin login register</text:p>
            </text:list-item>
            <text:list-item>
              <text:p text:style-name="P9">menu</text:p>
              <text:list>
                <text:list-item>
                  <text:p text:style-name="P9">فیلتر های متفاوت</text:p>
                </text:list-item>
              </text:list>
            </text:list-item>
            <text:list-item>
              <text:p text:style-name="P9">About us</text:p>
            </text:list-item>
            <text:list-item>
              <text:p text:style-name="P9">search – search result</text:p>
            </text:list-item>
            <text:list-item>
              <text:p text:style-name="P10">panel admin</text:p>
              <text:list>
                <text:list-item>
                  <text:p text:style-name="P10"><text:soft-page-break/>بررسی فر<text:span text:style-name="T9">و</text:span>ش (فیلتر دار)</text:p>
                </text:list-item>
                <text:list-item>
                  <text:p text:style-name="P10">اضافه کردن محصول</text:p>
                </text:list-item>
                <text:list-item>
                  <text:p text:style-name="P10">ویرایش محصول</text:p>
                </text:list-item>
                <text:list-item>
                  <text:p text:style-name="P10">لیست موجودی ها</text:p>
                </text:list-item>
                <text:list-item>
                  <text:p text:style-name="P10">لیست سفارش ها (فیلتر تاریخ )</text:p>
                </text:list-item>
              </text:list>
            </text:list-item>
            <text:list-item>
              <text:p text:style-name="P10">profile user</text:p>
              <text:list>
                <text:list-item>
                  <text:p text:style-name="P10">سفارش های قدیمی جدید</text:p>
                </text:list-item>
                <text:list-item>
                  <text:p text:style-name="P10">پیشنهاد وسوسه انگیز</text:p>
                </text:list-item>
              </text:list>
              <text:p text:style-name="P10"/>
            </text:list-item>
          </text:list>
        </text:list-item>
        <text:list-item>
          <text:p text:style-name="P3"><text:span text:style-name="T3">کدنویسی</text:span> رابط کاربری <text:span text:style-name="T3">&gt; ۱ روز &gt; ۵ ساعت</text:span></text:p>
        </text:list-item>
        <text:list-item>
          <text:p text:style-name="P3">ساختن شمای دیتابیس <text:span text:style-name="T4">&gt; ۱ روز &gt; ۵ ساعت</text:span></text:p>
        </text:list-item>
        <text:list-item>
          <text:p text:style-name="P3">ساختن API ها <text:span text:style-name="T4">&gt; </text:span></text:p>
        </text:list-item>
        <text:list-item>
          <text:p text:style-name="P3">تست نوشتن</text:p>
        </text:list-item>
        <text:list-item>
          <text:p text:style-name="P3">اراعه اولیه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rastoo1" svg:font-family="Parasto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Parastoo" svg:font-family="Parasto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HK" style:font-size-asian="10.5pt" style:language-asian="zh" style:country-asian="CN" style:font-name-complex="Parastoo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HK" style:font-size-asian="10.5pt" style:language-asian="zh" style:country-asian="CN" style:font-name-complex="Parastoo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Parastoo" style:font-family-complex="Parasto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Parastoo1" style:font-family-complex="Parastoo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Parastoo1" style:font-family-complex="Parasto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Parastoo1" style:font-family-complex="Parasto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7T10:39:40.793856943</meta:creation-date>
    <meta:generator>LibreOffice/6.0.7.3$Linux_X86_64 LibreOffice_project/00m0$Build-3</meta:generator>
    <dc:date>2023-02-17T12:12:23.940527291</dc:date>
    <meta:editing-duration>PT58M59S</meta:editing-duration>
    <meta:editing-cycles>13</meta:editing-cycles>
    <meta:document-statistic meta:table-count="0" meta:image-count="0" meta:object-count="0" meta:page-count="2" meta:paragraph-count="43" meta:word-count="216" meta:character-count="1047" meta:non-whitespace-character-count="901"/>
  </office:meta>
</office:document-meta>
</file>